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complex="Calibri"/>
    </style:style>
    <style:style style:name="P2" style:parent-style-name="Standard" style:family="paragraph">
      <style:text-properties style:font-name="Calibri" style:font-name-complex="Calibri"/>
    </style:style>
    <style:style style:name="P3" style:parent-style-name="Standard" style:family="paragraph">
      <style:text-properties style:font-name="Calibri" style:font-name-complex="Calibri"/>
    </style:style>
    <style:style style:name="P4" style:parent-style-name="Standard" style:family="paragraph"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/>
    </style:style>
    <style:style style:name="P7" style:parent-style-name="Standard" style:family="paragraph">
      <style:text-properties style:font-name="Calibri" style:font-name-complex="Calibri"/>
    </style:style>
    <style:style style:name="P8" style:parent-style-name="Standard" style:family="paragraph">
      <style:text-properties style:font-name="Calibri" style:font-name-complex="Calibri"/>
    </style:style>
    <style:style style:name="P9" style:parent-style-name="Standard" style:family="paragraph">
      <style:text-properties style:font-name="Calibri" style:font-name-complex="Calibri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/>
    </style:style>
    <style:style style:name="T13" style:parent-style-name="Absatz-Standardschriftart" style:family="text">
      <style:text-properties style:font-name="Calibri" style:font-name-complex="Calibri"/>
    </style:style>
    <style:style style:name="T14" style:parent-style-name="Absatz-Standardschriftart" style:family="text">
      <style:text-properties style:font-name="Calibri" style:font-name-complex="Calibri" fo:font-weight="bold" style:font-weight-asian="bold"/>
    </style:style>
    <style:style style:name="P15" style:parent-style-name="Standard" style:family="paragraph">
      <style:text-properties style:font-name="Calibri" style:font-name-complex="Calibri"/>
    </style:style>
    <style:style style:name="T16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17" style:parent-style-name="Absatz-Standardschriftart" style:family="text">
      <style:text-properties style:font-name="Calibri" style:font-name-complex="Calibri" fo:font-weight="bold" style:font-weight-asian="bold" fo:color="#7F0055" fo:font-size="10pt" style:font-size-asian="10pt"/>
    </style:style>
    <style:style style:name="T18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19" style:parent-style-name="Absatz-Standardschriftart" style:family="text">
      <style:text-properties style:font-name="Calibri" style:font-name-complex="Calibri" fo:color="#0000C0" fo:font-size="10pt" style:font-size-asian="10pt"/>
    </style:style>
    <style:style style:name="T20" style:parent-style-name="Absatz-Standardschriftart" style:family="text">
      <style:text-properties style:font-name="Calibri" style:font-name-complex="Calibri" fo:color="#0000C0" fo:font-size="10pt" style:font-size-asian="10pt"/>
    </style:style>
    <style:style style:name="T21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22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23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24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25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26" style:parent-style-name="Absatz-Standardschriftart" style:family="text">
      <style:text-properties style:font-name="Calibri" style:font-name-complex="Calibri" fo:color="#0000C0" fo:font-size="10pt" style:font-size-asian="10pt"/>
    </style:style>
    <style:style style:name="T27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28" style:parent-style-name="Absatz-Standardschriftart" style:family="text">
      <style:text-properties style:font-name="Calibri" style:font-name-complex="Calibri" fo:font-weight="bold" style:font-weight-asian="bold" fo:color="#7F0055" fo:font-size="10pt" style:font-size-asian="10pt"/>
    </style:style>
    <style:style style:name="T29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30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31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32" style:parent-style-name="Absatz-Standardschriftart" style:family="text">
      <style:text-properties style:font-name="Calibri" style:font-name-complex="Calibri" fo:color="#0000C0" fo:font-size="10pt" style:font-size-asian="10pt"/>
    </style:style>
    <style:style style:name="T33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34" style:parent-style-name="Absatz-Standardschriftart" style:family="text">
      <style:text-properties style:font-name="Calibri" style:font-name-complex="Calibri" fo:font-weight="bold" style:font-weight-asian="bold" fo:color="#7F0055" fo:font-size="10pt" style:font-size-asian="10pt"/>
    </style:style>
    <style:style style:name="T35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36" style:parent-style-name="Absatz-Standardschriftart" style:family="text">
      <style:text-properties style:font-name="Calibri" style:font-name-complex="Calibri" fo:color="#3F7F5F" fo:font-size="10pt" style:font-size-asian="10pt"/>
    </style:style>
    <style:style style:name="P37" style:parent-style-name="Standard" style:family="paragraph">
      <style:text-properties style:font-name="Calibri" style:font-name-complex="Calibri" fo:font-size="10pt" style:font-size-asian="10pt"/>
    </style:style>
    <style:style style:name="T38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39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40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41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42" style:parent-style-name="Absatz-Standardschriftart" style:family="text">
      <style:text-properties style:font-name="Calibri" style:font-name-complex="Calibri" fo:font-weight="bold" style:font-weight-asian="bold" fo:color="#7F0055" fo:font-size="10pt" style:font-size-asian="10pt"/>
    </style:style>
    <style:style style:name="P43" style:parent-style-name="Standard" style:family="paragraph">
      <style:paragraph-properties fo:text-indent="0.5in"/>
    </style:style>
    <style:style style:name="T44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45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46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47" style:parent-style-name="Absatz-Standardschriftart" style:family="text">
      <style:text-properties style:font-name="Calibri" style:font-name-complex="Calibri" fo:color="#0000C0" fo:font-size="10pt" style:font-size-asian="10pt"/>
    </style:style>
    <style:style style:name="T48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49" style:parent-style-name="Absatz-Standardschriftart" style:family="text">
      <style:text-properties style:font-name="Calibri" style:font-name-complex="Calibri" fo:font-weight="bold" style:font-weight-asian="bold" fo:color="#7F0055" fo:font-size="10pt" style:font-size-asian="10pt"/>
    </style:style>
    <style:style style:name="T50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51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52" style:parent-style-name="Absatz-Standardschriftart" style:family="text">
      <style:text-properties style:font-name="Calibri" style:font-name-complex="Calibri" fo:color="#0000C0" fo:font-size="10pt" style:font-size-asian="10pt"/>
    </style:style>
    <style:style style:name="T53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54" style:parent-style-name="Absatz-Standardschriftart" style:family="text">
      <style:text-properties style:font-name="Calibri" style:font-name-complex="Calibri" fo:font-weight="bold" style:font-weight-asian="bold" fo:color="#7F0055" fo:font-size="10pt" style:font-size-asian="10pt"/>
    </style:style>
    <style:style style:name="T55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56" style:parent-style-name="Absatz-Standardschriftart" style:family="text">
      <style:text-properties style:font-name="Calibri" style:font-name-complex="Calibri" fo:color="#3F7F5F" fo:font-size="10pt" style:font-size-asian="10pt"/>
    </style:style>
    <style:style style:name="T57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58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59" style:parent-style-name="Absatz-Standardschriftart" style:family="text">
      <style:text-properties style:font-name="Calibri" style:font-name-complex="Calibri" fo:color="#000000" fo:font-size="10pt" style:font-size-asian="10pt"/>
    </style:style>
    <style:style style:name="T60" style:parent-style-name="Absatz-Standardschriftart" style:family="text">
      <style:text-properties style:font-name="Calibri" style:font-name-complex="Calibri" fo:color="#000000"/>
    </style:style>
    <style:style style:name="T61" style:parent-style-name="Absatz-Standardschriftart" style:family="text">
      <style:text-properties style:font-name="Calibri" style:font-name-complex="Calibri" fo:color="#000000"/>
    </style:style>
    <style:style style:name="T62" style:parent-style-name="Absatz-Standardschriftart" style:family="text">
      <style:text-properties style:font-name="Calibri" style:font-name-complex="Calibri" fo:color="#000000"/>
    </style:style>
    <style:style style:name="P63" style:parent-style-name="Standard" style:family="paragraph">
      <style:paragraph-properties fo:background-color="#FFFFFF"/>
    </style:style>
    <style:style style:name="T64" style:parent-style-name="Absatz-Standardschriftart" style:family="text">
      <style:text-properties style:font-name="Calibri" style:font-name-complex="Calibri" fo:color="#000000"/>
    </style:style>
    <style:style style:name="T65" style:parent-style-name="Absatz-Standardschriftart" style:family="text">
      <style:text-properties style:font-name="Calibri" style:font-name-complex="Calibri" fo:font-style="italic" style:font-style-asian="italic" fo:color="#000000"/>
    </style:style>
    <style:style style:name="P66" style:parent-style-name="Standard" style:family="paragraph">
      <style:paragraph-properties fo:background-color="#FFFFFF"/>
    </style:style>
    <style:style style:name="T67" style:parent-style-name="Absatz-Standardschriftart" style:family="text">
      <style:text-properties style:font-name="Calibri" style:font-name-complex="Calibri" fo:font-style="italic" style:font-style-asian="italic" fo:color="#000000"/>
    </style:style>
    <style:style style:name="T68" style:parent-style-name="Absatz-Standardschriftart" style:family="text">
      <style:text-properties style:font-name="Calibri" style:font-name-complex="Calibri" fo:color="#000000"/>
    </style:style>
    <style:style style:name="T69" style:parent-style-name="Absatz-Standardschriftart" style:family="text">
      <style:text-properties style:font-name="Calibri" style:font-name-complex="Calibri" fo:color="#000000"/>
    </style:style>
    <style:style style:name="P70" style:parent-style-name="Standard" style:family="paragraph">
      <style:paragraph-properties fo:background-color="#FFFFFF"/>
      <style:text-properties style:font-name="Calibri" style:font-name-complex="Calibri" fo:color="#000000"/>
    </style:style>
    <style:style style:name="P71" style:parent-style-name="Standard" style:family="paragraph">
      <style:paragraph-properties fo:background-color="#FFFFFF"/>
    </style:style>
    <style:style style:name="T72" style:parent-style-name="Absatz-Standardschriftart" style:family="text">
      <style:text-properties style:font-name="Calibri" style:font-name-complex="Calibri" fo:color="#000000"/>
    </style:style>
    <style:style style:name="P73" style:parent-style-name="Standard" style:family="paragraph">
      <style:text-properties style:font-name="Calibri" style:font-name-complex="Calibri"/>
    </style:style>
    <style:style style:name="T74" style:parent-style-name="Absatz-Standardschriftart" style:family="text">
      <style:text-properties style:font-name="Calibri" style:font-name-complex="Calibri" fo:color="#000000"/>
    </style:style>
    <style:style style:name="T75" style:parent-style-name="Absatz-Standardschriftart" style:family="text">
      <style:text-properties style:font-name="Calibri" style:font-name-complex="Calibri" fo:color="#000000"/>
    </style:style>
    <style:style style:name="P76" style:parent-style-name="Standard" style:family="paragraph">
      <style:paragraph-properties fo:margin-left="0.5in">
        <style:tab-stops/>
      </style:paragraph-properties>
      <style:text-properties style:font-name="Calibri" style:font-name-complex="Calibri" fo:color="#000000"/>
    </style:style>
    <style:style style:name="P77" style:parent-style-name="Standard" style:family="paragraph">
      <style:paragraph-properties fo:margin-left="0.5in" fo:text-indent="0.5in">
        <style:tab-stops/>
      </style:paragraph-properties>
      <style:text-properties style:font-name="Calibri" style:font-name-complex="Calibri" fo:color="#000000"/>
    </style:style>
    <style:style style:name="P78" style:parent-style-name="Standard" style:family="paragraph">
      <style:paragraph-properties fo:text-indent="0.5in"/>
      <style:text-properties style:font-name="Calibri" style:font-name-complex="Calibri" fo:color="#000000"/>
    </style:style>
    <style:style style:name="P79" style:parent-style-name="Standard" style:family="paragraph">
      <style:paragraph-properties fo:margin-left="0.5in">
        <style:tab-stops/>
      </style:paragraph-properties>
      <style:text-properties style:font-name="Calibri" style:font-name-complex="Calibri" fo:color="#000000"/>
    </style:style>
    <style:style style:name="P80" style:parent-style-name="Standard" style:family="paragraph">
      <style:paragraph-properties fo:margin-left="1in">
        <style:tab-stops/>
      </style:paragraph-properties>
      <style:text-properties style:font-name="Calibri" style:font-name-complex="Calibri" fo:color="#000000"/>
    </style:style>
    <style:style style:name="P81" style:parent-style-name="Standard" style:family="paragraph">
      <style:paragraph-properties fo:margin-left="1in">
        <style:tab-stops/>
      </style:paragraph-properties>
      <style:text-properties style:font-name="Calibri" style:font-name-complex="Calibri" fo:color="#000000"/>
    </style:style>
    <style:style style:name="P82" style:parent-style-name="Standard" style:family="paragraph">
      <style:paragraph-properties fo:text-indent="0.5in"/>
      <style:text-properties style:font-name="Calibri" style:font-name-complex="Calibri" fo:color="#000000"/>
    </style:style>
    <style:style style:name="P83" style:parent-style-name="Standard" style:family="paragraph">
      <style:text-properties style:font-name="Calibri" style:font-name-complex="Calibri" fo:color="#000000"/>
    </style:style>
    <style:style style:name="P84" style:parent-style-name="Standard" style:family="paragraph">
      <style:text-properties style:font-name="Calibri" style:font-name-complex="Calibri" fo:color="#000000"/>
    </style:style>
    <style:style style:name="P85" style:parent-style-name="Standard" style:family="paragraph">
      <style:text-properties style:font-name="Calibri" style:font-name-complex="Calibri"/>
    </style:style>
    <style:style style:name="P86" style:parent-style-name="Standard" style:family="paragraph">
      <style:text-properties style:font-name="Calibri" style:font-name-complex="Calibri"/>
    </style:style>
    <style:style style:name="P87" style:parent-style-name="Standard" style:family="paragraph">
      <style:text-properties style:font-name="Calibri" style:font-name-complex="Calibri"/>
    </style:style>
    <style:style style:name="P88" style:parent-style-name="Standard" style:family="paragraph">
      <style:text-properties style:font-name="Calibri" style:font-name-complex="Calibri"/>
    </style:style>
    <style:style style:name="P89" style:parent-style-name="Standard" style:family="paragraph">
      <style:text-properties style:font-name="Calibri" style:font-name-complex="Calibri"/>
    </style:style>
    <style:style style:name="P90" style:parent-style-name="Standard" style:family="paragraph">
      <style:paragraph-properties fo:text-indent="0.5in"/>
      <style:text-properties style:font-name="Calibri" style:font-name-complex="Calibri"/>
    </style:style>
    <style:style style:name="P91" style:parent-style-name="Standard" style:family="paragraph">
      <style:paragraph-properties fo:margin-left="0.5in" fo:text-indent="0.5in">
        <style:tab-stops/>
      </style:paragraph-properties>
      <style:text-properties style:font-name="Calibri" style:font-name-complex="Calibri"/>
    </style:style>
    <style:style style:name="P92" style:parent-style-name="Standard" style:family="paragraph">
      <style:paragraph-properties fo:margin-left="0.5in" fo:text-indent="0.5in">
        <style:tab-stops/>
      </style:paragraph-properties>
      <style:text-properties style:font-name="Calibri" style:font-name-complex="Calibri"/>
    </style:style>
    <style:style style:name="P93" style:parent-style-name="Standard" style:family="paragraph">
      <style:paragraph-properties fo:margin-left="0.5in" fo:text-indent="0.5in">
        <style:tab-stops/>
      </style:paragraph-properties>
      <style:text-properties style:font-name="Calibri" style:font-name-complex="Calibri"/>
    </style:style>
    <style:style style:name="P94" style:parent-style-name="Standard" style:family="paragraph">
      <style:paragraph-properties fo:margin-left="1in">
        <style:tab-stops/>
      </style:paragraph-properties>
      <style:text-properties style:font-name="Calibri" style:font-name-complex="Calibri"/>
    </style:style>
    <style:style style:name="P95" style:parent-style-name="Standard" style:family="paragraph">
      <style:paragraph-properties fo:margin-left="1.5in">
        <style:tab-stops/>
      </style:paragraph-properties>
      <style:text-properties style:font-name="Calibri" style:font-name-complex="Calibri"/>
    </style:style>
    <style:style style:name="P96" style:parent-style-name="Standard" style:family="paragraph">
      <style:paragraph-properties fo:margin-left="1in">
        <style:tab-stops/>
      </style:paragraph-properties>
      <style:text-properties style:font-name="Calibri" style:font-name-complex="Calibri"/>
    </style:style>
    <style:style style:name="P97" style:parent-style-name="Standard" style:family="paragraph">
      <style:paragraph-properties fo:margin-left="1in">
        <style:tab-stops/>
      </style:paragraph-properties>
      <style:text-properties style:font-name="Calibri" style:font-name-complex="Calibri"/>
    </style:style>
    <style:style style:name="P98" style:parent-style-name="Standard" style:family="paragraph">
      <style:text-properties style:font-name="Calibri" style:font-name-complex="Calibri"/>
    </style:style>
    <style:style style:name="P9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00" style:parent-style-name="Standard" style:family="paragraph">
      <style:text-properties style:font-name="Calibri" style:font-name-complex="Calibri" fo:font-weight="bold" style:font-weight-asian="bold" style:font-weight-complex="bold"/>
    </style:style>
  </office:automatic-styles>
  <office:body>
    <office:text text:use-soft-page-breaks="true">
      <text:p text:style-name="P1">D2DMH OMNeT++ Short Documentation (Code is commented)</text:p>
      <text:p text:style-name="P2"/>
      <text:p text:style-name="P3">-D2DMH combines SimuLTE with routing in Inet Framework</text:p>
      <text:p text:style-name="P4">-Following steps were made</text:p>
      <text:p text:style-name="P5"><text:tab/>- Binder needs to enable D2D capability between<text:s/>all UEs</text:p>
      <text:p text:style-name="P6"><text:tab/><text:tab/>-set utilizeAODV=true in module binder</text:p>
      <text:p text:style-name="P7"><text:tab/>-Mac addresses are needed to enable routing</text:p>
      <text:p text:style-name="P8"><text:tab/><text:tab/>-set utilizeAODV=true in mac module (LTEMacUE)</text:p>
      <text:p text:style-name="P9"><text:tab/>-IP2LTE module can note handle ARP</text:p>
      <text:p text:style-name="P10"><text:tab/><text:tab/>- set ARP module = GlobalARP in omnetpp.ini</text:p>
      <text:p text:style-name="P11"><text:tab/>-IP2LTE needs to handle IP packets differently. Packet’s next hop are in the control info<text:s/><text:tab/><text:s/><text:tab/><text:s/>and not in the direct header anymore. Broadcast IPs are mapped to multicast IPs.</text:p>
      <text:p text:style-name="P12"><text:tab/><text:tab/>- set utilizeAODV=true in IP2LTE module</text:p>
      <text:p text:style-name="Standard"><text:span text:style-name="T13"><text:tab/>-Important change in<text:s/></text:span><text:span text:style-name="T14">LteMacUeD2D::macHandleRac</text:span></text:p>
      <text:p text:style-name="P15"/>
      <text:p text:style-name="Standard"><text:span text:style-name="T16">... <text:s text:c="6"/></text:span><text:span text:style-name="T17">if</text:span><text:span text:style-name="T18"><text:s/>(</text:span><text:span text:style-name="T19">racD2D</text:span><text:span text:style-name="T20">MulticastRequested_</text:span><text:span text:style-name="T21">)</text:span></text:p>
      <text:p text:style-name="Standard"><text:span text:style-name="T22"><text:s text:c="5"/></text:span><text:span text:style-name="T23"><text:tab/><text:s text:c="3"/>{</text:span></text:p>
      <text:p text:style-name="Standard"><text:span text:style-name="T24"><text:s text:c="8"/></text:span><text:span text:style-name="T25"><text:tab/><text:s text:c="4"/></text:span><text:span text:style-name="T26">bsrD2DMulticastTriggered_</text:span><text:span text:style-name="T27">=</text:span><text:span text:style-name="T28">true</text:span><text:span text:style-name="T29">;</text:span></text:p>
      <text:p text:style-name="Standard"><text:span text:style-name="T30"><text:s text:c="8"/></text:span><text:span text:style-name="T31"><text:tab/><text:s text:c="4"/></text:span><text:span text:style-name="T32">bsrTriggered_</text:span><text:span text:style-name="T33">=</text:span><text:span text:style-name="T34">false</text:span><text:span text:style-name="T35">;<text:s/></text:span><text:span text:style-name="T36">//ADDED</text:span></text:p>
      <text:p text:style-name="P37"/>
      <text:p text:style-name="Standard"><text:span text:style-name="T38"><text:s text:c="5"/></text:span><text:span text:style-name="T39"><text:tab/><text:s text:c="3"/>}</text:span></text:p>
      <text:p text:style-name="Standard"><text:span text:style-name="T40"><text:s text:c="6"/></text:span><text:span text:style-name="T41"><text:tab/><text:s text:c="2"/></text:span><text:span text:style-name="T42">else</text:span></text:p>
      <text:p text:style-name="P43"><text:span text:style-name="T44"><text:s text:c="8"/>{</text:span></text:p>
      <text:p text:style-name="Standard"><text:span text:style-name="T45"><text:s text:c="7"/></text:span><text:span text:style-name="T46"><text:tab/><text:s text:c="9"/></text:span><text:span text:style-name="T47">bsrTriggered_</text:span><text:span text:style-name="T48"><text:s/>=<text:s/></text:span><text:span text:style-name="T49">true</text:span></text:p>
      <text:p text:style-name="Standard"><text:span text:style-name="T50"><text:s text:c="7"/></text:span><text:span text:style-name="T51"><text:tab/><text:s text:c="9"/></text:span><text:span text:style-name="T52">bsrD2DMulticastTriggered_</text:span><text:span text:style-name="T53">=</text:span><text:span text:style-name="T54">false</text:span><text:span text:style-name="T55">;<text:s/></text:span><text:span text:style-name="T56">//ADDED</text:span></text:p>
      <text:p text:style-name="Standard"><text:span text:style-name="T57"><text:s text:c="6"/></text:span><text:span text:style-name="T58"><text:tab/><text:s text:c="2"/>}</text:span></text:p>
      <text:p text:style-name="Standard"><text:span text:style-name="T59">...</text:span></text:p>
      <text:p text:style-name="Standard"><text:span text:style-name="T60"><text:tab/>-Lines with “//ADDED” were added to handle multicast and unicast packets in one <text:s text:c="2"/></text:span><text:span text:style-name="T61"><text:tab/><text:s/></text:span><text:span text:style-name="T62"><text:tab/><text:s/>simulation</text:span></text:p>
      <text:p text:style-name="P63"><text:span text:style-name="T64">- In LTERealisicChannelModel: Unit disc path loss model implemented<text:s/></text:span><text:span text:style-name="T65">(Zero_Until_Tx_Range)</text:span></text:p>
      <text:p text:style-name="P66"><text:span text:style-name="T67"><text:tab/></text:span><text:span text:style-name="T68">-Necessary because implemented models have a maximum</text:span><text:span text:style-name="T69"><text:s/>transmission range (10000m)</text:span></text:p>
      <text:p text:style-name="P70"><text:tab/><text:tab/>and neighbor discovery module only relies on distance and transmission range.</text:p>
      <text:p text:style-name="P71"><text:span text:style-name="T72"><text:tab/>-Transmission range to be set in “config_channel.xml”</text:span></text:p>
      <text:p text:style-name="P73"/>
      <text:p text:style-name="Standard"><text:span text:style-name="T74">-AODV/LD</text:span></text:p>
      <text:p text:style-name="Standard"><text:span text:style-name="T75"><text:tab/>-Link Duration Module contained in every UE and contains following 3 submodules</text:span></text:p>
      <text:p text:style-name="P76">-SimpleNeighborDiscovery: Responsible to determine if UE is reachable or not by<text:s/><text:tab/>comparing Euclidean distance with transmission range. Emits a signal for AODV/LD</text:p>
      <text:p text:style-name="P77">when link is broken</text:p>
      <text:p text:style-name="P78">-NeighborLinkTimeTable: Contains information if and for how long UEs are neighbor of this<text:tab/><text:tab/><text:s/>UE and is able to offer it</text:p>
      <text:p text:style-name="P79">-ResidualLinkLifetime: Takes information of link lifetime distribution from CDF module and</text:p>
      <text:p text:style-name="P80"><text:s/>link lifetime of NeighborLinkTimeTable to estimate residual link lifetime</text:p>
      <text:p text:style-name="P81"/>
      <text:p text:style-name="P82">-CDF module</text:p>
      <text:p text:style-name="P83"><text:tab/><text:tab/>-One module in whole simulation. Has information about Medina’s PDF and CDF</text:p>
      <text:p text:style-name="P84"><text:tab/><text:tab/>and is able to offer it</text:p>
      <text:p text:style-name="P85"><text:tab/><text:tab/>-Contains mapping from CDF(t)-&gt; t, because inversion of CDF is complex to calculate</text:p>
      <text:p text:style-name="P86"/>
      <text:p text:style-name="P87"><text:tab/>AODVLDControlPackets_m</text:p>
      <text:p text:style-name="P88"><text:tab/><text:tab/>-Added residual link lifetime to RREQ</text:p>
      <text:soft-page-break/>
      <text:p text:style-name="P89"><text:tab/><text:tab/>-Added residual route lifetime<text:s/>to RREP</text:p>
      <text:p text:style-name="P90">-AODVLDRouting</text:p>
      <text:p text:style-name="P91">-Minor adaption from AODV are commented in the code</text:p>
      <text:p text:style-name="P92">-Still no route repair implemented</text:p>
      <text:p text:style-name="P93">-Intermediate nodes are not allowed to send RREP, when they have a route to dest</text:p>
      <text:p text:style-name="P94">- prehandleRREQ: RREQ are saved until a certain time, when new<text:s/>RREQ occur, it is <text:s/></text:p>
      <text:p text:style-name="P95">compared to previously transmitted RREQ and the best RREQ which is candidate for rebroadcasting at the moment. New RREQ is exchanged with the currently best one, <text:s/>when it is better than both.</text:p>
      <text:p text:style-name="P96">-handle RREQ: Timer expired and the best RREQ is rebroadcasted<text:s/></text:p>
      <text:p text:style-name="P97">-Only RERR lead to invalidation of routes</text:p>
      <text:p text:style-name="P98"/>
      <text:p text:style-name="P99"/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TR-GaminG</meta:initial-creator>
    <dc:creator>JTR-GaminG</dc:creator>
    <meta:creation-date>2018-09-06T15:35:00Z</meta:creation-date>
    <dc:date>2018-09-06T15:37:00Z</dc:date>
    <meta:template xlink:href="Normal.dotm" xlink:type="simple"/>
    <meta:editing-cycles>3</meta:editing-cycles>
    <meta:editing-duration>PT0S</meta:editing-duration>
    <meta:document-statistic meta:page-count="2" meta:paragraph-count="5" meta:word-count="418" meta:character-count="2798" meta:row-count="19" meta:non-whitespace-character-count="2385"/>
  </office:meta>
</office:document-meta>
</file>